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40.92cm" fo:margin-left="0.176cm"/>
    </style:style>
    <style:style style:name="Column1" style:family="table-column">
      <style:table-column-properties style:column-width="1.455cm"/>
    </style:style>
    <style:style style:name="Column2" style:family="table-column">
      <style:table-column-properties style:column-width="4.948cm"/>
    </style:style>
    <style:style style:name="Column3" style:family="table-column">
      <style:table-column-properties style:column-width="5.398cm"/>
    </style:style>
    <style:style style:name="Column4" style:family="table-column">
      <style:table-column-properties style:column-width="7.594cm"/>
    </style:style>
    <style:style style:name="Column5" style:family="table-column">
      <style:table-column-properties style:column-width="4.815cm"/>
    </style:style>
    <style:style style:name="Column6" style:family="table-column">
      <style:table-column-properties style:column-width="3.863cm"/>
    </style:style>
    <style:style style:name="Column7" style:family="table-column">
      <style:table-column-properties style:column-width="4.974cm"/>
    </style:style>
    <style:style style:name="Column8" style:family="table-column">
      <style:table-column-properties style:column-width="2.328cm"/>
    </style:style>
    <style:style style:name="Column9" style:family="table-column">
      <style:table-column-properties style:column-width="2.487cm"/>
    </style:style>
    <style:style style:name="Column10" style:family="table-column">
      <style:table-column-properties style:column-width="3.05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1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2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3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4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5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6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7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8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9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0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1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2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13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4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5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6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7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8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191" style:family="table-cell">
      <style:table-cell-properties fo:background-color="#6aa84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  <style:text-properties fo:background-color="#93c47d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able2" style:family="table">
      <style:table-properties table:align="left" style:width="40.92cm" fo:margin-left="0.176cm"/>
    </style:style>
    <style:style style:name="Column11" style:family="table-column">
      <style:table-column-properties style:column-width="1.482cm"/>
    </style:style>
    <style:style style:name="Column12" style:family="table-column">
      <style:table-column-properties style:column-width="6.773cm"/>
    </style:style>
    <style:style style:name="Column13" style:family="table-column">
      <style:table-column-properties style:column-width="3.545cm"/>
    </style:style>
    <style:style style:name="Column14" style:family="table-column">
      <style:table-column-properties style:column-width="7.594cm"/>
    </style:style>
    <style:style style:name="Column15" style:family="table-column">
      <style:table-column-properties style:column-width="4.815cm"/>
    </style:style>
    <style:style style:name="Column16" style:family="table-column">
      <style:table-column-properties style:column-width="3.863cm"/>
    </style:style>
    <style:style style:name="Column17" style:family="table-column">
      <style:table-column-properties style:column-width="9.022cm"/>
    </style:style>
    <style:style style:name="Column18" style:family="table-column">
      <style:table-column-properties style:column-width="3.826cm"/>
    </style:style>
    <style:style style:name="Row21" style:family="table-row"/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1">
          <table:table-cell table:style-name="Cell1">
            <text:p text:style-name="P2"><text:span text:style-name="T2_1">Steps</text:span></text:p>
          </table:table-cell>
          <table:table-cell table:style-name="Cell2">
            <text:p text:style-name="P3"><text:span text:style-name="T3_1">A</text:span></text:p>
          </table:table-cell>
          <table:table-cell table:style-name="Cell3">
            <text:p text:style-name="P4"><text:span text:style-name="T4_1">B</text:span></text:p>
          </table:table-cell>
          <table:table-cell table:style-name="Cell4">
            <text:p text:style-name="P5"><text:span text:style-name="T5_1">C</text:span></text:p>
          </table:table-cell>
          <table:table-cell table:style-name="Cell5">
            <text:p text:style-name="P6"><text:span text:style-name="T6_1">D</text:span></text:p>
          </table:table-cell>
          <table:table-cell table:style-name="Cell6">
            <text:p text:style-name="P7"><text:span text:style-name="T7_1">E</text:span></text:p>
          </table:table-cell>
          <table:table-cell table:style-name="Cell7">
            <text:p text:style-name="P8"><text:span text:style-name="T8_1">F</text:span></text:p>
          </table:table-cell>
          <table:table-cell table:style-name="Cell8">
            <text:p text:style-name="P9"><text:span text:style-name="T9_1">G</text:span></text:p>
          </table:table-cell>
          <table:table-cell table:style-name="Cell9">
            <text:p text:style-name="P10"><text:span text:style-name="T10_1">H</text:span></text:p>
          </table:table-cell>
          <table:table-cell table:style-name="Cell10">
            <text:p text:style-name="P11"><text:span text:style-name="T11_1">K</text:span></text:p>
          </table:table-cell>
        </table:table-row>
        <table:table-row table:style-name="Row2">
          <table:table-cell table:style-name="Cell11">
            <text:p text:style-name="P12"><text:span text:style-name="T12_1">1.</text:span></text:p>
          </table:table-cell>
          <table:table-cell table:style-name="Cell12">
            <text:p text:style-name="P13"><text:span text:style-name="T13_1">User</text:span><text:span text:style-name="T13_2"><text:s/></text:span><text:span text:style-name="T13_3">sets</text:span><text:span text:style-name="T13_4"><text:s/></text:span><text:span text:style-name="T13_5">youtube</text:span><text:span text:style-name="T13_6">_</text:span><text:span text:style-name="T13_7">id</text:span><text:span text:style-name="T13_8"><text:s/></text:span><text:span text:style-name="T13_9">only</text:span></text:p>
            <text:p text:style-name="P14"><text:span text:style-name="T14_1">w</text:span><text:span text:style-name="T14_2">/</text:span><text:span text:style-name="T14_3">o</text:span><text:span text:style-name="T14_4"><text:s/></text:span><text:span text:style-name="T14_5">local</text:span><text:span text:style-name="T14_6"><text:s/></text:span><text:span text:style-name="T14_7">or</text:span><text:span text:style-name="T14_8"><text:s/></text:span><text:span text:style-name="T14_9">server</text:span><text:span text:style-name="T14_10"><text:s/></text:span><text:span text:style-name="T14_11">subs</text:span></text:p>
          </table:table-cell>
          <table:table-cell table:style-name="Cell13">
            <text:p text:style-name="P15"><text:span text:style-name="T15_1">“</text:span><text:span text:style-name="T15_2">Not</text:span><text:span text:style-name="T15_3"><text:s/></text:span><text:span text:style-name="T15_4">found</text:span><text:span text:style-name="T15_5">”</text:span></text:p>
          </table:table-cell>
          <table:table-cell table:style-name="Cell14">
            <text:p text:style-name="P16"/>
          </table:table-cell>
          <table:table-cell table:style-name="Cell15">
            <text:p text:style-name="P17"/>
          </table:table-cell>
          <table:table-cell table:style-name="Cell16">
            <text:p text:style-name="P18"/>
          </table:table-cell>
          <table:table-cell table:style-name="Cell17">
            <text:p text:style-name="P19"/>
          </table:table-cell>
          <table:table-cell table:style-name="Cell18">
            <text:p text:style-name="P20"/>
          </table:table-cell>
          <table:table-cell table:style-name="Cell19">
            <text:p text:style-name="P21"/>
          </table:table-cell>
          <table:table-cell table:style-name="Cell20">
            <text:p text:style-name="P22"/>
          </table:table-cell>
        </table:table-row>
        <table:table-row table:style-name="Row3">
          <table:table-cell table:style-name="Cell21">
            <text:p text:style-name="P23"><text:span text:style-name="T23_1">2.</text:span></text:p>
            <text:p text:style-name="P24"/>
          </table:table-cell>
          <table:table-cell table:style-name="Cell22">
            <text:p text:style-name="P25"><text:span text:style-name="T25_1">User</text:span><text:span text:style-name="T25_2"><text:s/></text:span><text:span text:style-name="T25_3">sets</text:span><text:span text:style-name="T25_4"><text:s/></text:span><text:span text:style-name="T25_5">youtube</text:span><text:span text:style-name="T25_6">_</text:span><text:span text:style-name="T25_7">id</text:span><text:span text:style-name="T25_8"><text:s/></text:span><text:span text:style-name="T25_9">with</text:span><text:span text:style-name="T25_10"><text:s/></text:span><text:span text:style-name="T25_11">local</text:span><text:span text:style-name="T25_12"><text:s/></text:span><text:span text:style-name="T25_13">but</text:span><text:span text:style-name="T25_14"><text:s text:c="2"/></text:span><text:span text:style-name="T25_15">w</text:span><text:span text:style-name="T25_16">/</text:span><text:span text:style-name="T25_17">o</text:span><text:span text:style-name="T25_18"><text:s/></text:span><text:span text:style-name="T25_19">server</text:span><text:span text:style-name="T25_20"><text:s/></text:span><text:span text:style-name="T25_21">subs</text:span></text:p>
          </table:table-cell>
          <table:table-cell table:style-name="Cell23">
            <text:p text:style-name="P26"><text:span text:style-name="T26_1">“</text:span><text:span text:style-name="T26_2">Found</text:span><text:span text:style-name="T26_3">”</text:span></text:p>
          </table:table-cell>
          <table:table-cell table:style-name="Cell24">
            <text:p text:style-name="P27"><text:span text:style-name="T27_1">Found</text:span></text:p>
          </table:table-cell>
          <table:table-cell table:style-name="Cell25">
            <text:p text:style-name="P28"/>
          </table:table-cell>
          <table:table-cell table:style-name="Cell26">
            <text:p text:style-name="P29"/>
          </table:table-cell>
          <table:table-cell table:style-name="Cell27">
            <text:p text:style-name="P30"/>
          </table:table-cell>
          <table:table-cell table:style-name="Cell28">
            <text:p text:style-name="P31"/>
          </table:table-cell>
          <table:table-cell table:style-name="Cell29">
            <text:p text:style-name="P32"/>
          </table:table-cell>
          <table:table-cell table:style-name="Cell30">
            <text:p text:style-name="P33"/>
          </table:table-cell>
        </table:table-row>
        <table:table-row table:style-name="Row4">
          <table:table-cell table:style-name="Cell31">
            <text:p text:style-name="P34"><text:span text:style-name="T34_1">3.</text:span></text:p>
          </table:table-cell>
          <table:table-cell table:style-name="Cell32">
            <text:p text:style-name="P35"><text:span text:style-name="T35_1">User</text:span><text:span text:style-name="T35_2"><text:s/></text:span><text:span text:style-name="T35_3">sets</text:span><text:span text:style-name="T35_4"><text:s/></text:span><text:span text:style-name="T35_5">youtube</text:span><text:span text:style-name="T35_6">_</text:span><text:span text:style-name="T35_7">id</text:span><text:span text:style-name="T35_8"><text:s/></text:span></text:p>
            <text:p text:style-name="P36"><text:span text:style-name="T36_1">w</text:span><text:span text:style-name="T36_2">/</text:span><text:span text:style-name="T36_3">o</text:span><text:span text:style-name="T36_4"><text:s/></text:span><text:span text:style-name="T36_5">local</text:span><text:span text:style-name="T36_6"><text:s/></text:span><text:span text:style-name="T36_7">but</text:span><text:span text:style-name="T36_8"><text:s/></text:span><text:span text:style-name="T36_9">with</text:span><text:span text:style-name="T36_10"><text:s/></text:span><text:span text:style-name="T36_11">server</text:span><text:span text:style-name="T36_12"><text:s/></text:span><text:span text:style-name="T36_13">subs</text:span></text:p>
          </table:table-cell>
          <table:table-cell table:style-name="Cell33">
            <text:p text:style-name="P37"><text:span text:style-name="T37_1">“</text:span><text:span text:style-name="T37_2">Import</text:span><text:span text:style-name="T37_3">”</text:span></text:p>
            <text:p text:style-name="P38"/>
          </table:table-cell>
          <table:table-cell table:style-name="Cell34">
            <text:p text:style-name="P39"><text:span text:style-name="T39_1">User</text:span><text:span text:style-name="T39_2"><text:s/></text:span><text:span text:style-name="T39_3">clicks</text:span><text:span text:style-name="T39_4"><text:s/>“</text:span><text:span text:style-name="T39_5">Import</text:span><text:span text:style-name="T39_6">”</text:span></text:p>
            <text:p text:style-name="P40"/>
            <text:p text:style-name="P41"><text:span text:style-name="T41_1">(/</text:span><text:span text:style-name="T41_2">transcripts</text:span><text:span text:style-name="T41_3">/</text:span><text:span text:style-name="T41_4">replace</text:span><text:span text:style-name="T41_5"><text:s/></text:span><text:span text:style-name="T41_6">and</text:span><text:span text:style-name="T41_7"><text:s/></text:span><text:span text:style-name="T41_8">server</text:span><text:span text:style-name="T41_9"><text:s/></text:span><text:span text:style-name="T41_10">responses</text:span><text:span text:style-name="T41_11"><text:s/></text:span><text:span text:style-name="T41_12">with</text:span><text:span text:style-name="T41_13"><text:s/></text:span><text:span text:style-name="T41_14">new</text:span><text:span text:style-name="T41_15"><text:s/></text:span><text:span text:style-name="T41_16">sub</text:span><text:span text:style-name="T41_17"><text:s/></text:span><text:span text:style-name="T41_18">field</text:span><text:span text:style-name="T41_19">,</text:span></text:p>
            <text:p text:style-name="P42"><text:span text:style-name="T42_1">created</text:span><text:span text:style-name="T42_2"><text:s/>4<text:s/></text:span><text:span text:style-name="T42_3">files</text:span><text:span text:style-name="T42_4"><text:s/></text:span><text:span text:style-name="T42_5">for</text:span><text:span text:style-name="T42_6"><text:s/></text:span><text:span text:style-name="T42_7">every</text:span><text:span text:style-name="T42_8"><text:s/></text:span><text:span text:style-name="T42_9">youtube</text:span><text:span text:style-name="T42_10"><text:s/></text:span><text:span text:style-name="T42_11">speed</text:span><text:span text:style-name="T42_12"><text:s/></text:span><text:span text:style-name="T42_13">id</text:span><text:span text:style-name="T42_14">:</text:span></text:p>
            <text:p text:style-name="P43"><text:span text:style-name="T43_1">subs</text:span><text:span text:style-name="T43_2">_</text:span><text:span text:style-name="T43_3">youtube</text:span><text:span text:style-name="T43_4">_</text:span><text:span text:style-name="T43_5">speed</text:span><text:span text:style-name="T43_6">_</text:span><text:span text:style-name="T43_7">id</text:span><text:span text:style-name="T43_8">.</text:span><text:span text:style-name="T43_9">srt</text:span><text:span text:style-name="T43_10">.</text:span><text:span text:style-name="T43_11">sjson</text:span><text:span text:style-name="T43_12">.</text:span></text:p>
            <text:p text:style-name="P44"><text:span text:style-name="T44_1">and</text:span><text:span text:style-name="T44_2"><text:s/></text:span><text:span text:style-name="T44_3">it</text:span><text:span text:style-name="T44_4"><text:s/></text:span><text:span text:style-name="T44_5">overwrites</text:span><text:span text:style-name="T44_6"><text:s/></text:span><text:span text:style-name="T44_7">html</text:span><text:span text:style-name="T44_8">5<text:s/></text:span><text:span text:style-name="T44_9">sub</text:span><text:span text:style-name="T44_10">)</text:span></text:p>
          </table:table-cell>
          <table:table-cell table:style-name="Cell35">
            <text:p text:style-name="P45"><text:span text:style-name="T45_1">“</text:span><text:span text:style-name="T45_2">Found</text:span><text:span text:style-name="T45_3">”</text:span></text:p>
          </table:table-cell>
          <table:table-cell table:style-name="Cell36">
            <text:p text:style-name="P46"/>
          </table:table-cell>
          <table:table-cell table:style-name="Cell37">
            <text:p text:style-name="P47"/>
          </table:table-cell>
          <table:table-cell table:style-name="Cell38">
            <text:p text:style-name="P48"/>
          </table:table-cell>
          <table:table-cell table:style-name="Cell39">
            <text:p text:style-name="P49"/>
          </table:table-cell>
          <table:table-cell table:style-name="Cell40">
            <text:p text:style-name="P50"/>
          </table:table-cell>
        </table:table-row>
        <table:table-row table:style-name="Row5">
          <table:table-cell table:style-name="Cell41">
            <text:p text:style-name="P51"><text:span text:style-name="T51_1">4.</text:span></text:p>
          </table:table-cell>
          <table:table-cell table:style-name="Cell42">
            <text:p text:style-name="P52"><text:span text:style-name="T52_1">User</text:span><text:span text:style-name="T52_2"><text:s/></text:span><text:span text:style-name="T52_3">sets</text:span><text:span text:style-name="T52_4"><text:s/></text:span><text:span text:style-name="T52_5">youtube</text:span><text:span text:style-name="T52_6">_</text:span><text:span text:style-name="T52_7">id</text:span><text:span text:style-name="T52_8"><text:s/></text:span></text:p>
            <text:p text:style-name="P53"><text:span text:style-name="T53_1">with</text:span><text:span text:style-name="T53_2"><text:s/></text:span><text:span text:style-name="T53_3">local</text:span><text:span text:style-name="T53_4"><text:s/></text:span><text:span text:style-name="T53_5">and</text:span><text:span text:style-name="T53_6"><text:s/></text:span><text:span text:style-name="T53_7">server</text:span><text:span text:style-name="T53_8"><text:s/></text:span><text:span text:style-name="T53_9">subs</text:span></text:p>
            <text:p text:style-name="P54"><text:span text:style-name="T54_1">and</text:span><text:span text:style-name="T54_2"><text:s/></text:span><text:span text:style-name="T54_3">they</text:span><text:span text:style-name="T54_4"><text:s/></text:span><text:span text:style-name="T54_5">are</text:span><text:span text:style-name="T54_6"><text:s/></text:span><text:span text:style-name="T54_7">equal</text:span></text:p>
          </table:table-cell>
          <table:table-cell table:style-name="Cell43">
            <text:p text:style-name="P55"><text:span text:style-name="T55_1">“</text:span><text:span text:style-name="T55_2">Found</text:span><text:span text:style-name="T55_3">”</text:span></text:p>
          </table:table-cell>
          <table:table-cell table:style-name="Cell44">
            <text:p text:style-name="P56"><text:span text:style-name="T56_1">Found</text:span></text:p>
          </table:table-cell>
          <table:table-cell table:style-name="Cell45">
            <text:p text:style-name="P57"/>
          </table:table-cell>
          <table:table-cell table:style-name="Cell46">
            <text:p text:style-name="P58"/>
          </table:table-cell>
          <table:table-cell table:style-name="Cell47">
            <text:p text:style-name="P59"/>
          </table:table-cell>
          <table:table-cell table:style-name="Cell48">
            <text:p text:style-name="P60"/>
          </table:table-cell>
          <table:table-cell table:style-name="Cell49">
            <text:p text:style-name="P61"/>
          </table:table-cell>
          <table:table-cell table:style-name="Cell50">
            <text:p text:style-name="P62"/>
          </table:table-cell>
        </table:table-row>
        <table:table-row table:style-name="Row6">
          <table:table-cell table:style-name="Cell51">
            <text:p text:style-name="P63"><text:span text:style-name="T63_1">5.</text:span></text:p>
          </table:table-cell>
          <table:table-cell table:style-name="Cell52">
            <text:p text:style-name="P64"><text:span text:style-name="T64_1">User</text:span><text:span text:style-name="T64_2"><text:s/></text:span><text:span text:style-name="T64_3">sets</text:span><text:span text:style-name="T64_4"><text:s/></text:span><text:span text:style-name="T64_5">youtube</text:span><text:span text:style-name="T64_6">_</text:span><text:span text:style-name="T64_7">id</text:span><text:span text:style-name="T64_8"><text:s/></text:span></text:p>
            <text:p text:style-name="P65"><text:span text:style-name="T65_1">with</text:span><text:span text:style-name="T65_2"><text:s/></text:span><text:span text:style-name="T65_3">local</text:span><text:span text:style-name="T65_4"><text:s/></text:span><text:span text:style-name="T65_5">and</text:span><text:span text:style-name="T65_6"><text:s/></text:span><text:span text:style-name="T65_7">server</text:span><text:span text:style-name="T65_8"><text:s/></text:span><text:span text:style-name="T65_9">subs</text:span></text:p>
            <text:p text:style-name="P66"><text:span text:style-name="T66_1">and</text:span><text:span text:style-name="T66_2"><text:s/></text:span><text:span text:style-name="T66_3">they</text:span><text:span text:style-name="T66_4"><text:s/></text:span><text:span text:style-name="T66_5">are</text:span><text:span text:style-name="T66_6"><text:s/></text:span><text:span text:style-name="T66_7">not</text:span><text:span text:style-name="T66_8"><text:s text:c="2"/></text:span><text:span text:style-name="T66_9">equal</text:span></text:p>
          </table:table-cell>
          <table:table-cell table:style-name="Cell53">
            <text:p text:style-name="P67"><text:span text:style-name="T67_1">“</text:span><text:span text:style-name="T67_2">Replace</text:span><text:span text:style-name="T67_3">”</text:span></text:p>
          </table:table-cell>
          <table:table-cell table:style-name="Cell54">
            <text:p text:style-name="P68"><text:span text:style-name="T68_1">User</text:span><text:span text:style-name="T68_2"><text:s/></text:span><text:span text:style-name="T68_3">clicks</text:span><text:span text:style-name="T68_4"><text:s/>“</text:span><text:span text:style-name="T68_5">Replace</text:span><text:span text:style-name="T68_6">”</text:span></text:p>
            <text:p text:style-name="P69"/>
            <text:p text:style-name="P70"><text:span text:style-name="T70_1">(</text:span><text:span text:style-name="T70_2">Subtitles</text:span><text:span text:style-name="T70_3"><text:s/></text:span><text:span text:style-name="T70_4">are</text:span><text:span text:style-name="T70_5"><text:s/></text:span><text:span text:style-name="T70_6">replaced</text:span><text:span text:style-name="T70_7"><text:s/></text:span><text:span text:style-name="T70_8">from</text:span><text:span text:style-name="T70_9"><text:s/></text:span><text:span text:style-name="T70_10">youtube</text:span><text:span text:style-name="T70_11"><text:s/></text:span><text:span text:style-name="T70_12">server</text:span><text:span text:style-name="T70_13">)</text:span></text:p>
          </table:table-cell>
          <table:table-cell table:style-name="Cell55">
            <text:p text:style-name="P71"><text:span text:style-name="T71_1">“</text:span><text:span text:style-name="T71_2">Found</text:span><text:span text:style-name="T71_3">”</text:span></text:p>
          </table:table-cell>
          <table:table-cell table:style-name="Cell56">
            <text:p text:style-name="P72"/>
          </table:table-cell>
          <table:table-cell table:style-name="Cell57">
            <text:p text:style-name="P73"/>
          </table:table-cell>
          <table:table-cell table:style-name="Cell58">
            <text:p text:style-name="P74"/>
          </table:table-cell>
          <table:table-cell table:style-name="Cell59">
            <text:p text:style-name="P75"/>
          </table:table-cell>
          <table:table-cell table:style-name="Cell60">
            <text:p text:style-name="P76"/>
          </table:table-cell>
        </table:table-row>
        <table:table-row table:style-name="Row7">
          <table:table-cell table:style-name="Cell61">
            <text:p text:style-name="P77"><text:span text:style-name="T77_1">6.</text:span></text:p>
          </table:table-cell>
          <table:table-cell table:style-name="Cell62">
            <text:p text:style-name="P78"><text:span text:style-name="T78_1">User</text:span><text:span text:style-name="T78_2"><text:s/></text:span><text:span text:style-name="T78_3">sets</text:span><text:span text:style-name="T78_4"><text:s/></text:span><text:span text:style-name="T78_5">html</text:span><text:span text:style-name="T78_6">5<text:s/></text:span><text:span text:style-name="T78_7">sigle</text:span><text:span text:style-name="T78_8"><text:s/></text:span><text:span text:style-name="T78_9">source</text:span><text:span text:style-name="T78_10"><text:s/></text:span><text:span text:style-name="T78_11">w</text:span><text:span text:style-name="T78_12">/</text:span><text:span text:style-name="T78_13">o</text:span><text:span text:style-name="T78_14"><text:s/></text:span><text:span text:style-name="T78_15">subs</text:span></text:p>
          </table:table-cell>
          <table:table-cell table:style-name="Cell63">
            <text:p text:style-name="P79"><text:span text:style-name="T79_1">“</text:span><text:span text:style-name="T79_2">Not</text:span><text:span text:style-name="T79_3"><text:s/></text:span><text:span text:style-name="T79_4">found</text:span><text:span text:style-name="T79_5">”</text:span></text:p>
          </table:table-cell>
          <table:table-cell table:style-name="Cell64">
            <text:p text:style-name="P80"/>
          </table:table-cell>
          <table:table-cell table:style-name="Cell65">
            <text:p text:style-name="P81"/>
          </table:table-cell>
          <table:table-cell table:style-name="Cell66">
            <text:p text:style-name="P82"/>
          </table:table-cell>
          <table:table-cell table:style-name="Cell67">
            <text:p text:style-name="P83"/>
          </table:table-cell>
          <table:table-cell table:style-name="Cell68">
            <text:p text:style-name="P84"/>
          </table:table-cell>
          <table:table-cell table:style-name="Cell69">
            <text:p text:style-name="P85"/>
          </table:table-cell>
          <table:table-cell table:style-name="Cell70">
            <text:p text:style-name="P86"/>
          </table:table-cell>
        </table:table-row>
        <table:table-row table:style-name="Row8">
          <table:table-cell table:style-name="Cell71">
            <text:p text:style-name="P87"><text:span text:style-name="T87_1">7.</text:span></text:p>
          </table:table-cell>
          <table:table-cell table:style-name="Cell72">
            <text:p text:style-name="P88"><text:span text:style-name="T88_1">User</text:span><text:span text:style-name="T88_2"><text:s/></text:span><text:span text:style-name="T88_3">sets</text:span><text:span text:style-name="T88_4"><text:s/></text:span><text:span text:style-name="T88_5">html</text:span><text:span text:style-name="T88_6">5<text:s/></text:span><text:span text:style-name="T88_7">single</text:span><text:span text:style-name="T88_8"><text:s/></text:span><text:span text:style-name="T88_9">source</text:span><text:span text:style-name="T88_10"><text:s/></text:span><text:span text:style-name="T88_11">with</text:span><text:span text:style-name="T88_12"><text:s/></text:span><text:span text:style-name="T88_13">subs</text:span></text:p>
          </table:table-cell>
          <table:table-cell table:style-name="Cell73">
            <text:p text:style-name="P89"><text:span text:style-name="T89_1">“</text:span><text:span text:style-name="T89_2">Found</text:span><text:span text:style-name="T89_3">”</text:span></text:p>
          </table:table-cell>
          <table:table-cell table:style-name="Cell74">
            <text:p text:style-name="P90"/>
          </table:table-cell>
          <table:table-cell table:style-name="Cell75">
            <text:p text:style-name="P91"/>
          </table:table-cell>
          <table:table-cell table:style-name="Cell76">
            <text:p text:style-name="P92"/>
          </table:table-cell>
          <table:table-cell table:style-name="Cell77">
            <text:p text:style-name="P93"/>
          </table:table-cell>
          <table:table-cell table:style-name="Cell78">
            <text:p text:style-name="P94"/>
          </table:table-cell>
          <table:table-cell table:style-name="Cell79">
            <text:p text:style-name="P95"/>
          </table:table-cell>
          <table:table-cell table:style-name="Cell80">
            <text:p text:style-name="P96"/>
          </table:table-cell>
        </table:table-row>
        <table:table-row table:style-name="Row9">
          <table:table-cell table:style-name="Cell81">
            <text:p text:style-name="P97"><text:span text:style-name="T97_1">8.</text:span></text:p>
          </table:table-cell>
          <table:table-cell table:style-name="Cell82">
            <text:p text:style-name="P98"><text:span text:style-name="T98_1">User</text:span><text:span text:style-name="T98_2"><text:s/></text:span><text:span text:style-name="T98_3">sets</text:span><text:span text:style-name="T98_4"><text:s/></text:span><text:span text:style-name="T98_5">youtube</text:span><text:span text:style-name="T98_6">_</text:span><text:span text:style-name="T98_7">id</text:span><text:span text:style-name="T98_8"><text:s/></text:span><text:span text:style-name="T98_9">w</text:span><text:span text:style-name="T98_10">/</text:span><text:span text:style-name="T98_11">o</text:span><text:span text:style-name="T98_12"><text:s/></text:span><text:span text:style-name="T98_13">server</text:span><text:span text:style-name="T98_14"><text:s/></text:span><text:span text:style-name="T98_15">but</text:span><text:span text:style-name="T98_16"><text:s/></text:span><text:span text:style-name="T98_17">with</text:span><text:span text:style-name="T98_18"><text:s/></text:span><text:span text:style-name="T98_19">local</text:span><text:span text:style-name="T98_20"><text:s/></text:span><text:span text:style-name="T98_21">subs</text:span><text:span text:style-name="T98_22"><text:s/></text:span><text:span text:style-name="T98_23">and</text:span><text:span text:style-name="T98_24"><text:s/></text:span><text:span text:style-name="T98_25">one</text:span><text:span text:style-name="T98_26"><text:s/></text:span><text:span text:style-name="T98_27">html</text:span><text:span text:style-name="T98_28">5<text:s/></text:span><text:span text:style-name="T98_29">link</text:span></text:p>
          </table:table-cell>
          <table:table-cell table:style-name="Cell83">
            <text:p text:style-name="P99"><text:span text:style-name="T99_1">“</text:span><text:span text:style-name="T99_2">Found</text:span><text:span text:style-name="T99_3">”</text:span></text:p>
          </table:table-cell>
          <table:table-cell table:style-name="Cell84">
            <text:p text:style-name="P100"/>
          </table:table-cell>
          <table:table-cell table:style-name="Cell85">
            <text:p text:style-name="P101"/>
          </table:table-cell>
          <table:table-cell table:style-name="Cell86">
            <text:p text:style-name="P102"/>
          </table:table-cell>
          <table:table-cell table:style-name="Cell87">
            <text:p text:style-name="P103"/>
          </table:table-cell>
          <table:table-cell table:style-name="Cell88">
            <text:p text:style-name="P104"/>
          </table:table-cell>
          <table:table-cell table:style-name="Cell89">
            <text:p text:style-name="P105"/>
          </table:table-cell>
          <table:table-cell table:style-name="Cell90">
            <text:p text:style-name="P106"/>
          </table:table-cell>
        </table:table-row>
        <table:table-row table:style-name="Row10">
          <table:table-cell table:style-name="Cell91">
            <text:p text:style-name="P107"><text:span text:style-name="T107_1">9</text:span></text:p>
          </table:table-cell>
          <table:table-cell table:style-name="Cell92">
            <text:p text:style-name="P108"><text:span text:style-name="T108_1">User</text:span><text:span text:style-name="T108_2"><text:s/></text:span><text:span text:style-name="T108_3">sets</text:span><text:span text:style-name="T108_4"><text:s/></text:span><text:span text:style-name="T108_5">youtube</text:span><text:span text:style-name="T108_6">_</text:span><text:span text:style-name="T108_7">id</text:span><text:span text:style-name="T108_8"><text:s/></text:span><text:span text:style-name="T108_9">w</text:span><text:span text:style-name="T108_10">/</text:span><text:span text:style-name="T108_11">o</text:span><text:span text:style-name="T108_12"><text:s/></text:span><text:span text:style-name="T108_13">local</text:span><text:span text:style-name="T108_14"><text:s/></text:span><text:span text:style-name="T108_15">but</text:span><text:span text:style-name="T108_16"><text:s/></text:span><text:span text:style-name="T108_17">with</text:span><text:span text:style-name="T108_18"><text:s/></text:span><text:span text:style-name="T108_19">server</text:span><text:span text:style-name="T108_20"><text:s/></text:span><text:span text:style-name="T108_21">subs</text:span><text:span text:style-name="T108_22"><text:s/></text:span><text:span text:style-name="T108_23">and</text:span><text:span text:style-name="T108_24"><text:s/></text:span><text:span text:style-name="T108_25">one</text:span><text:span text:style-name="T108_26"><text:s/></text:span><text:span text:style-name="T108_27">html</text:span><text:span text:style-name="T108_28">5<text:s/></text:span><text:span text:style-name="T108_29">link</text:span></text:p>
          </table:table-cell>
          <table:table-cell table:style-name="Cell93">
            <text:p text:style-name="P109"><text:span text:style-name="T109_1">“</text:span><text:span text:style-name="T109_2">Import</text:span><text:span text:style-name="T109_3">”</text:span></text:p>
            <text:p text:style-name="P110"/>
          </table:table-cell>
          <table:table-cell table:style-name="Cell94">
            <text:p text:style-name="P111"><text:span text:style-name="T111_1">User</text:span><text:span text:style-name="T111_2"><text:s/></text:span><text:span text:style-name="T111_3">clicks</text:span><text:span text:style-name="T111_4"><text:s/>“</text:span><text:span text:style-name="T111_5">Import</text:span><text:span text:style-name="T111_6">”</text:span></text:p>
            <text:p text:style-name="P112"/>
          </table:table-cell>
          <table:table-cell table:style-name="Cell95">
            <text:p text:style-name="P113"><text:span text:style-name="T113_1">“</text:span><text:span text:style-name="T113_2">Found</text:span><text:span text:style-name="T113_3">”</text:span></text:p>
          </table:table-cell>
          <table:table-cell table:style-name="Cell96">
            <text:p text:style-name="P114"/>
          </table:table-cell>
          <table:table-cell table:style-name="Cell97">
            <text:p text:style-name="P115"/>
          </table:table-cell>
          <table:table-cell table:style-name="Cell98">
            <text:p text:style-name="P116"/>
          </table:table-cell>
          <table:table-cell table:style-name="Cell99">
            <text:p text:style-name="P117"/>
          </table:table-cell>
          <table:table-cell table:style-name="Cell100">
            <text:p text:style-name="P118"/>
          </table:table-cell>
        </table:table-row>
        <table:table-row table:style-name="Row11">
          <table:table-cell table:style-name="Cell101">
            <text:p text:style-name="P119"><text:span text:style-name="T119_1">10.</text:span></text:p>
          </table:table-cell>
          <table:table-cell table:style-name="Cell102">
            <text:p text:style-name="P120"><text:span text:style-name="T120_1">User</text:span><text:span text:style-name="T120_2"><text:s/></text:span><text:span text:style-name="T120_3">input</text:span><text:span text:style-name="T120_4"><text:s/></text:span><text:span text:style-name="T120_5">URL</text:span><text:span text:style-name="T120_6"><text:s/></text:span><text:span text:style-name="T120_7">with</text:span><text:span text:style-name="T120_8"><text:s/></text:span><text:span text:style-name="T120_9">incorrect</text:span><text:span text:style-name="T120_10"><text:s/></text:span><text:span text:style-name="T120_11">format</text:span></text:p>
          </table:table-cell>
          <table:table-cell table:style-name="Cell103">
            <text:p text:style-name="P121"><text:span text:style-name="T121_1">“</text:span><text:span text:style-name="T121_2">Error</text:span><text:span text:style-name="T121_3">”</text:span></text:p>
          </table:table-cell>
          <table:table-cell table:style-name="Cell104">
            <text:p text:style-name="P122"/>
          </table:table-cell>
          <table:table-cell table:style-name="Cell105">
            <text:p text:style-name="P123"/>
          </table:table-cell>
          <table:table-cell table:style-name="Cell106">
            <text:p text:style-name="P124"/>
          </table:table-cell>
          <table:table-cell table:style-name="Cell107">
            <text:p text:style-name="P125"/>
          </table:table-cell>
          <table:table-cell table:style-name="Cell108">
            <text:p text:style-name="P126"/>
          </table:table-cell>
          <table:table-cell table:style-name="Cell109">
            <text:p text:style-name="P127"/>
          </table:table-cell>
          <table:table-cell table:style-name="Cell110">
            <text:p text:style-name="P128"/>
          </table:table-cell>
        </table:table-row>
        <table:table-row table:style-name="Row12">
          <table:table-cell table:style-name="Cell111">
            <text:p text:style-name="P129"><text:span text:style-name="T129_1">11</text:span><text:span text:style-name="T129_2">.</text:span></text:p>
          </table:table-cell>
          <table:table-cell table:style-name="Cell112">
            <text:p text:style-name="P130"><text:span text:style-name="T130_1">User</text:span><text:span text:style-name="T130_2"><text:s/></text:span><text:span text:style-name="T130_3">inputs</text:span><text:span text:style-name="T130_4"><text:s/></text:span><text:span text:style-name="T130_5">html</text:span><text:span text:style-name="T130_6">5<text:s/></text:span><text:span text:style-name="T130_7">links</text:span><text:span text:style-name="T130_8"><text:s/></text:span><text:span text:style-name="T130_9">with</text:span><text:span text:style-name="T130_10"><text:s/></text:span><text:span text:style-name="T130_11">equal</text:span><text:span text:style-name="T130_12"><text:s/></text:span><text:span text:style-name="T130_13">extension</text:span></text:p>
          </table:table-cell>
          <table:table-cell table:style-name="Cell113">
            <text:p text:style-name="P131"><text:span text:style-name="T131_1">“</text:span><text:span text:style-name="T131_2">Error</text:span><text:span text:style-name="T131_3">”</text:span></text:p>
          </table:table-cell>
          <table:table-cell table:style-name="Cell114">
            <text:p text:style-name="P132"/>
          </table:table-cell>
          <table:table-cell table:style-name="Cell115">
            <text:p text:style-name="P133"/>
          </table:table-cell>
          <table:table-cell table:style-name="Cell116">
            <text:p text:style-name="P134"/>
          </table:table-cell>
          <table:table-cell table:style-name="Cell117">
            <text:p text:style-name="P135"/>
          </table:table-cell>
          <table:table-cell table:style-name="Cell118">
            <text:p text:style-name="P136"/>
          </table:table-cell>
          <table:table-cell table:style-name="Cell119">
            <text:p text:style-name="P137"/>
          </table:table-cell>
          <table:table-cell table:style-name="Cell120">
            <text:p text:style-name="P138"/>
          </table:table-cell>
        </table:table-row>
        <table:table-row table:style-name="Row13">
          <table:table-cell table:style-name="Cell121">
            <text:p text:style-name="P139"><text:span text:style-name="T139_1">12.</text:span></text:p>
          </table:table-cell>
          <table:table-cell table:style-name="Cell122">
            <text:p text:style-name="P140"><text:span text:style-name="T140_1">Testing</text:span><text:span text:style-name="T140_2"><text:s/></text:span><text:span text:style-name="T140_3">interaction</text:span><text:span text:style-name="T140_4"><text:s/></text:span><text:span text:style-name="T140_5">with</text:span></text:p>
            <text:p text:style-name="P141"><text:span text:style-name="T141_1">mocked</text:span><text:span text:style-name="T141_2"><text:s/></text:span><text:span text:style-name="T141_3">youtube</text:span></text:p>
            <text:p text:style-name="P142"><text:span text:style-name="T142_1">server</text:span></text:p>
          </table:table-cell>
          <table:table-cell table:style-name="Cell123">
            <text:p text:style-name="P143"><text:span text:style-name="T143_1">User</text:span><text:span text:style-name="T143_2"><text:s/></text:span><text:span text:style-name="T143_3">setes</text:span><text:span text:style-name="T143_4"><text:s/></text:span><text:span text:style-name="T143_5">youtube</text:span><text:span text:style-name="T143_6"><text:s/></text:span><text:span text:style-name="T143_7">id</text:span></text:p>
            <text:p text:style-name="P144"><text:span text:style-name="T144_1">w</text:span><text:span text:style-name="T144_2"><text:s/></text:span><text:span text:style-name="T144_3">subs</text:span><text:span text:style-name="T144_4"><text:s/></text:span><text:span text:style-name="T144_5">only</text:span><text:span text:style-name="T144_6"><text:s/></text:span><text:span text:style-name="T144_7">on</text:span><text:span text:style-name="T144_8"><text:s/></text:span><text:span text:style-name="T144_9">server</text:span></text:p>
          </table:table-cell>
          <table:table-cell table:style-name="Cell124">
            <text:p text:style-name="P145"><text:span text:style-name="T145_1">“</text:span><text:span text:style-name="T145_2">Not</text:span><text:span text:style-name="T145_3"><text:s/></text:span><text:span text:style-name="T145_4">found</text:span><text:span text:style-name="T145_5">”<text:s/></text:span><text:span text:style-name="T145_6">and</text:span><text:span text:style-name="T145_7"><text:s/>“</text:span><text:span text:style-name="T145_8">Import</text:span><text:span text:style-name="T145_9">”</text:span></text:p>
          </table:table-cell>
          <table:table-cell table:style-name="Cell125">
            <text:p text:style-name="P146"/>
          </table:table-cell>
          <table:table-cell table:style-name="Cell126">
            <text:p text:style-name="P147"/>
          </table:table-cell>
          <table:table-cell table:style-name="Cell127">
            <text:p text:style-name="P148"/>
          </table:table-cell>
          <table:table-cell table:style-name="Cell128">
            <text:p text:style-name="P149"/>
          </table:table-cell>
          <table:table-cell table:style-name="Cell129">
            <text:p text:style-name="P150"/>
          </table:table-cell>
          <table:table-cell table:style-name="Cell130">
            <text:p text:style-name="P151"/>
          </table:table-cell>
        </table:table-row>
        <table:table-row table:style-name="Row14">
          <table:table-cell table:style-name="Cell131">
            <text:p text:style-name="P152"><text:span text:style-name="T152_1">13.</text:span></text:p>
          </table:table-cell>
          <table:table-cell table:style-name="Cell132">
            <text:p text:style-name="P153"/>
          </table:table-cell>
          <table:table-cell table:style-name="Cell133">
            <text:p text:style-name="P154"><text:span text:style-name="T154_1">User</text:span><text:span text:style-name="T154_2"><text:s/></text:span><text:span text:style-name="T154_3">sets</text:span><text:span text:style-name="T154_4"><text:s/></text:span><text:span text:style-name="T154_5">youtube</text:span><text:span text:style-name="T154_6">_</text:span><text:span text:style-name="T154_7">id</text:span><text:span text:style-name="T154_8"><text:s/></text:span><text:span text:style-name="T154_9">w</text:span><text:span text:style-name="T154_10">/</text:span><text:span text:style-name="T154_11">o</text:span><text:span text:style-name="T154_12"><text:s/></text:span><text:span text:style-name="T154_13">server</text:span><text:span text:style-name="T154_14"><text:s/></text:span><text:span text:style-name="T154_15">or</text:span><text:span text:style-name="T154_16"><text:s/></text:span><text:span text:style-name="T154_17">local</text:span><text:span text:style-name="T154_18"><text:s/></text:span><text:span text:style-name="T154_19">subs</text:span></text:p>
          </table:table-cell>
          <table:table-cell table:style-name="Cell134">
            <text:p text:style-name="P155"><text:span text:style-name="T155_1">“</text:span><text:span text:style-name="T155_2">Not</text:span><text:span text:style-name="T155_3"><text:s/></text:span><text:span text:style-name="T155_4">found</text:span><text:span text:style-name="T155_5">”,<text:s/></text:span><text:span text:style-name="T155_6">not</text:span><text:span text:style-name="T155_7"><text:s/>“</text:span><text:span text:style-name="T155_8">Import</text:span><text:span text:style-name="T155_9">”<text:s/></text:span><text:span text:style-name="T155_10">button</text:span><text:span text:style-name="T155_11">,<text:s/></text:span><text:span text:style-name="T155_12">disabled</text:span><text:span text:style-name="T155_13"><text:s/>“</text:span><text:span text:style-name="T155_14">Download</text:span><text:span text:style-name="T155_15"><text:s/></text:span><text:span text:style-name="T155_16">to</text:span><text:span text:style-name="T155_17"><text:s/></text:span><text:span text:style-name="T155_18">edit</text:span><text:span text:style-name="T155_19">”<text:s/></text:span><text:span text:style-name="T155_20">button</text:span></text:p>
          </table:table-cell>
          <table:table-cell table:style-name="Cell135">
            <text:p text:style-name="P156"/>
          </table:table-cell>
          <table:table-cell table:style-name="Cell136">
            <text:p text:style-name="P157"/>
          </table:table-cell>
          <table:table-cell table:style-name="Cell137">
            <text:p text:style-name="P158"/>
          </table:table-cell>
          <table:table-cell table:style-name="Cell138">
            <text:p text:style-name="P159"/>
          </table:table-cell>
          <table:table-cell table:style-name="Cell139">
            <text:p text:style-name="P160"/>
          </table:table-cell>
          <table:table-cell table:style-name="Cell140">
            <text:p text:style-name="P161"/>
          </table:table-cell>
        </table:table-row>
        <table:table-row table:style-name="Row15">
          <table:table-cell table:style-name="Cell141">
            <text:p text:style-name="P162"><text:span text:style-name="T162_1">14</text:span></text:p>
          </table:table-cell>
          <table:table-cell table:style-name="Cell142">
            <text:p text:style-name="P163"><text:span text:style-name="T163_1">User</text:span><text:span text:style-name="T163_2"><text:s/></text:span><text:span text:style-name="T163_3">sets</text:span><text:span text:style-name="T163_4"><text:s/></text:span><text:span text:style-name="T163_5">html</text:span><text:span text:style-name="T163_6">5<text:s/></text:span><text:span text:style-name="T163_7">source</text:span><text:span text:style-name="T163_8"><text:s/></text:span><text:span text:style-name="T163_9">with</text:span><text:span text:style-name="T163_10"><text:s/></text:span><text:span text:style-name="T163_11">existing</text:span><text:span text:style-name="T163_12"><text:s/></text:span><text:span text:style-name="T163_13">subs</text:span></text:p>
            <text:p text:style-name="P164"/>
            <text:p text:style-name="P165"/>
          </table:table-cell>
          <table:table-cell table:style-name="Cell143">
            <text:p text:style-name="P166"><text:span text:style-name="T166_1">“</text:span><text:span text:style-name="T166_2">Found</text:span><text:span text:style-name="T166_3">”<text:s/></text:span><text:span text:style-name="T166_4">and</text:span><text:span text:style-name="T166_5"><text:s/>“</text:span><text:span text:style-name="T166_6">Upload</text:span><text:span text:style-name="T166_7"><text:s/></text:span><text:span text:style-name="T166_8">new</text:span><text:span text:style-name="T166_9"><text:s/></text:span><text:span text:style-name="T166_10">transcripts</text:span><text:span text:style-name="T166_11">”</text:span></text:p>
            <text:p text:style-name="P167"/>
          </table:table-cell>
          <table:table-cell table:style-name="Cell144">
            <text:p text:style-name="P168"><text:span text:style-name="T168_1">User</text:span><text:span text:style-name="T168_2"><text:s/></text:span><text:span text:style-name="T168_3">presses</text:span><text:span text:style-name="T168_4"><text:s/>“</text:span><text:span text:style-name="T168_5">Upload</text:span><text:span text:style-name="T168_6"><text:s/></text:span><text:span text:style-name="T168_7">new</text:span><text:span text:style-name="T168_8"><text:s/></text:span><text:span text:style-name="T168_9">transcritps</text:span><text:span text:style-name="T168_10">”</text:span></text:p>
          </table:table-cell>
          <table:table-cell table:style-name="Cell145">
            <text:p text:style-name="P169"><text:span text:style-name="T169_1">Transcripts</text:span><text:span text:style-name="T169_2"><text:s/></text:span><text:span text:style-name="T169_3">are</text:span><text:span text:style-name="T169_4"><text:s/></text:span><text:span text:style-name="T169_5">replaced</text:span></text:p>
          </table:table-cell>
          <table:table-cell table:style-name="Cell146">
            <text:p text:style-name="P170"><text:span text:style-name="T170_1">User</text:span><text:span text:style-name="T170_2"><text:s/></text:span><text:span text:style-name="T170_3">adds</text:span><text:span text:style-name="T170_4"><text:s/></text:span><text:span text:style-name="T170_5">youtube</text:span><text:span text:style-name="T170_6">_</text:span><text:span text:style-name="T170_7">id</text:span><text:span text:style-name="T170_8"><text:s/></text:span><text:span text:style-name="T170_9">w</text:span><text:span text:style-name="T170_10">/</text:span><text:span text:style-name="T170_11">o</text:span><text:span text:style-name="T170_12"><text:s/></text:span><text:span text:style-name="T170_13">transcripts</text:span></text:p>
          </table:table-cell>
          <table:table-cell table:style-name="Cell147">
            <text:p text:style-name="P171"><text:span text:style-name="T171_1">“</text:span><text:span text:style-name="T171_2">Found</text:span><text:span text:style-name="T171_3">”</text:span></text:p>
          </table:table-cell>
          <table:table-cell table:style-name="Cell148">
            <text:p text:style-name="P172"><text:span text:style-name="T172_1">User</text:span><text:span text:style-name="T172_2"><text:s/></text:span><text:span text:style-name="T172_3">adds</text:span><text:span text:style-name="T172_4"><text:s/>2</text:span><text:span text:style-name="T172_5">nd</text:span><text:span text:style-name="T172_6"><text:s/></text:span><text:span text:style-name="T172_7">HTML</text:span><text:span text:style-name="T172_8">5<text:s/></text:span><text:span text:style-name="T172_9">source</text:span><text:span text:style-name="T172_10"><text:s/></text:span><text:span text:style-name="T172_11">w</text:span><text:span text:style-name="T172_12">/</text:span><text:span text:style-name="T172_13">o</text:span><text:span text:style-name="T172_14"><text:s/></text:span><text:span text:style-name="T172_15">transcripts</text:span></text:p>
          </table:table-cell>
          <table:table-cell table:style-name="Cell149">
            <text:p text:style-name="P173"><text:span text:style-name="T173_1">“</text:span><text:span text:style-name="T173_2">Found</text:span><text:span text:style-name="T173_3">”</text:span></text:p>
          </table:table-cell>
          <table:table-cell table:style-name="Cell150">
            <text:p text:style-name="P174"/>
          </table:table-cell>
        </table:table-row>
        <table:table-row table:style-name="Row16">
          <table:table-cell table:style-name="Cell151">
            <text:p text:style-name="P175"><text:span text:style-name="T175_1">15</text:span></text:p>
          </table:table-cell>
          <table:table-cell table:style-name="Cell152">
            <text:p text:style-name="P176"><text:span text:style-name="T176_1">User</text:span><text:span text:style-name="T176_2"><text:s/></text:span><text:span text:style-name="T176_3">sets</text:span><text:span text:style-name="T176_4"><text:s/></text:span><text:span text:style-name="T176_5">html</text:span><text:span text:style-name="T176_6">5<text:s/></text:span><text:span text:style-name="T176_7">source</text:span></text:p>
            <text:p text:style-name="P177"><text:span text:style-name="T177_1">with</text:span><text:span text:style-name="T177_2"><text:s/></text:span><text:span text:style-name="T177_3">exrake</text:span><text:span text:style-name="T177_4"><text:s/></text:span><text:span text:style-name="T177_5">istintg</text:span><text:span text:style-name="T177_6"><text:s/></text:span><text:span text:style-name="T177_7">subs</text:span></text:p>
          </table:table-cell>
          <table:table-cell table:style-name="Cell153">
            <text:p text:style-name="P178"><text:span text:style-name="T178_1">“</text:span><text:span text:style-name="T178_2">Found</text:span><text:span text:style-name="T178_3">”<text:s/></text:span><text:span text:style-name="T178_4">and</text:span><text:span text:style-name="T178_5"><text:s/>“</text:span><text:span text:style-name="T178_6">Upload</text:span><text:span text:style-name="T178_7"><text:s/></text:span><text:span text:style-name="T178_8">new</text:span><text:span text:style-name="T178_9"><text:s/></text:span><text:span text:style-name="T178_10">transcripts</text:span><text:span text:style-name="T178_11">”</text:span></text:p>
          </table:table-cell>
          <table:table-cell table:style-name="Cell154">
            <text:p text:style-name="P179"><text:span text:style-name="T179_1">User</text:span><text:span text:style-name="T179_2"><text:s/></text:span><text:span text:style-name="T179_3">sets</text:span><text:span text:style-name="T179_4"><text:s/></text:span><text:span text:style-name="T179_5">another</text:span><text:span text:style-name="T179_6"><text:s/></text:span><text:span text:style-name="T179_7">html</text:span><text:span text:style-name="T179_8">5<text:s/></text:span><text:span text:style-name="T179_9">source</text:span><text:span text:style-name="T179_10"><text:s/></text:span></text:p>
            <text:p text:style-name="P180"><text:span text:style-name="T180_1">with</text:span><text:span text:style-name="T180_2"><text:s/></text:span><text:span text:style-name="T180_3">different</text:span><text:span text:style-name="T180_4"><text:s/></text:span><text:span text:style-name="T180_5">existing</text:span><text:span text:style-name="T180_6"><text:s/></text:span><text:span text:style-name="T180_7">transcripts</text:span></text:p>
          </table:table-cell>
          <table:table-cell table:style-name="Cell155">
            <text:p text:style-name="P181"><text:span text:style-name="T181_1">“</text:span><text:span text:style-name="T181_2">Choose</text:span><text:span text:style-name="T181_3">”</text:span></text:p>
          </table:table-cell>
          <table:table-cell table:style-name="Cell156">
            <text:p text:style-name="P182"><text:span text:style-name="T182_1">User</text:span><text:span text:style-name="T182_2"><text:s/></text:span><text:span text:style-name="T182_3">presses</text:span><text:span text:style-name="T182_4"><text:s/>“</text:span><text:span text:style-name="T182_5">Choose</text:span><text:span text:style-name="T182_6">”</text:span></text:p>
          </table:table-cell>
          <table:table-cell table:style-name="Cell157">
            <text:p text:style-name="P183"><text:span text:style-name="T183_1">“</text:span><text:span text:style-name="T183_2">Found</text:span><text:span text:style-name="T183_3">”</text:span></text:p>
          </table:table-cell>
          <table:table-cell table:style-name="Cell158">
            <text:p text:style-name="P184"/>
          </table:table-cell>
          <table:table-cell table:style-name="Cell159">
            <text:p text:style-name="P185"/>
          </table:table-cell>
          <table:table-cell table:style-name="Cell160">
            <text:p text:style-name="P186"/>
          </table:table-cell>
        </table:table-row>
        <table:table-row table:style-name="Row17">
          <table:table-cell table:style-name="Cell161">
            <text:p text:style-name="P187"><text:span text:style-name="T187_1">16</text:span></text:p>
          </table:table-cell>
          <table:table-cell table:style-name="Cell162">
            <text:p text:style-name="P188"><text:span text:style-name="T188_1">User</text:span><text:span text:style-name="T188_2"><text:s/></text:span><text:span text:style-name="T188_3">add</text:span><text:span text:style-name="T188_4"><text:s/></text:span><text:span text:style-name="T188_5">youtube</text:span><text:span text:style-name="T188_6"><text:s/></text:span><text:span text:style-name="T188_7">source</text:span></text:p>
            <text:p text:style-name="P189"><text:span text:style-name="T189_1">w</text:span><text:span text:style-name="T189_2">/</text:span><text:span text:style-name="T189_3">o</text:span><text:span text:style-name="T189_4"><text:s/></text:span><text:span text:style-name="T189_5">subs</text:span></text:p>
          </table:table-cell>
          <table:table-cell table:style-name="Cell163">
            <text:p text:style-name="P190"><text:span text:style-name="T190_1">“</text:span><text:span text:style-name="T190_2">Not</text:span><text:span text:style-name="T190_3"><text:s/></text:span><text:span text:style-name="T190_4">found</text:span><text:span text:style-name="T190_5">”</text:span></text:p>
          </table:table-cell>
          <table:table-cell table:style-name="Cell164">
            <text:p text:style-name="P191"><text:span text:style-name="T191_1">User</text:span><text:span text:style-name="T191_2"><text:s/></text:span><text:span text:style-name="T191_3">sets</text:span><text:span text:style-name="T191_4"><text:s/></text:span><text:span text:style-name="T191_5">html</text:span><text:span text:style-name="T191_6">5<text:s/></text:span><text:span text:style-name="T191_7">w</text:span><text:span text:style-name="T191_8">/</text:span><text:span text:style-name="T191_9">o</text:span><text:span text:style-name="T191_10"><text:s/></text:span><text:span text:style-name="T191_11">subs</text:span></text:p>
          </table:table-cell>
          <table:table-cell table:style-name="Cell165">
            <text:p text:style-name="P192"><text:span text:style-name="T192_1">“</text:span><text:span text:style-name="T192_2">Not</text:span><text:span text:style-name="T192_3"><text:s/></text:span><text:span text:style-name="T192_4">found</text:span><text:span text:style-name="T192_5">”</text:span></text:p>
          </table:table-cell>
          <table:table-cell table:style-name="Cell166">
            <text:p text:style-name="P193"><text:span text:style-name="T193_1">User</text:span><text:span text:style-name="T193_2"><text:s/></text:span><text:span text:style-name="T193_3">another</text:span><text:span text:style-name="T193_4"><text:s/></text:span><text:span text:style-name="T193_5">html</text:span><text:span text:style-name="T193_6">5</text:span></text:p>
            <text:p text:style-name="P194"><text:span text:style-name="T194_1">w</text:span><text:span text:style-name="T194_2">/</text:span><text:span text:style-name="T194_3">o</text:span><text:span text:style-name="T194_4"><text:s/></text:span><text:span text:style-name="T194_5">subs</text:span></text:p>
          </table:table-cell>
          <table:table-cell table:style-name="Cell167">
            <text:p text:style-name="P195"><text:span text:style-name="T195_1">“</text:span><text:span text:style-name="T195_2">Not</text:span><text:span text:style-name="T195_3"><text:s/></text:span><text:span text:style-name="T195_4">Found</text:span><text:span text:style-name="T195_5">”</text:span></text:p>
          </table:table-cell>
          <table:table-cell table:style-name="Cell168">
            <text:p text:style-name="P196"/>
          </table:table-cell>
          <table:table-cell table:style-name="Cell169">
            <text:p text:style-name="P197"/>
          </table:table-cell>
          <table:table-cell table:style-name="Cell170">
            <text:p text:style-name="P198"/>
          </table:table-cell>
        </table:table-row>
        <table:table-row table:style-name="Row18">
          <table:table-cell table:style-name="Cell171">
            <text:p text:style-name="P199"><text:span text:style-name="T199_1">17</text:span></text:p>
          </table:table-cell>
          <table:table-cell table:style-name="Cell172">
            <text:p text:style-name="P200"><text:span text:style-name="T200_1">User</text:span><text:span text:style-name="T200_2"><text:s/></text:span><text:span text:style-name="T200_3">add</text:span><text:span text:style-name="T200_4"><text:s/></text:span><text:span text:style-name="T200_5">youtube</text:span><text:span text:style-name="T200_6">_</text:span><text:span text:style-name="T200_7">id</text:span></text:p>
            <text:p text:style-name="P201"><text:span text:style-name="T201_1">w</text:span><text:span text:style-name="T201_2">/</text:span><text:span text:style-name="T201_3">o</text:span><text:span text:style-name="T201_4"><text:s/></text:span><text:span text:style-name="T201_5">local</text:span><text:span text:style-name="T201_6"><text:s/></text:span><text:span text:style-name="T201_7">subs</text:span><text:span text:style-name="T201_8">,</text:span></text:p>
            <text:p text:style-name="P202"><text:span text:style-name="T202_1">but</text:span><text:span text:style-name="T202_2"><text:s/></text:span><text:span text:style-name="T202_3">existing</text:span><text:span text:style-name="T202_4"><text:s/></text:span><text:span text:style-name="T202_5">on</text:span><text:span text:style-name="T202_6"><text:s/></text:span><text:span text:style-name="T202_7">server</text:span></text:p>
          </table:table-cell>
          <table:table-cell table:style-name="Cell173">
            <text:p text:style-name="P203"><text:span text:style-name="T203_1">“</text:span><text:span text:style-name="T203_2">Import</text:span><text:span text:style-name="T203_3">”</text:span></text:p>
          </table:table-cell>
          <table:table-cell table:style-name="Cell174">
            <text:p text:style-name="P204"><text:span text:style-name="T204_1">User</text:span><text:span text:style-name="T204_2"><text:s/></text:span><text:span text:style-name="T204_3">sets</text:span><text:span text:style-name="T204_4"><text:s/></text:span><text:span text:style-name="T204_5">html</text:span><text:span text:style-name="T204_6">5<text:s/></text:span><text:span text:style-name="T204_7">source</text:span><text:span text:style-name="T204_8"><text:s/></text:span><text:span text:style-name="T204_9">w</text:span><text:span text:style-name="T204_10">/</text:span><text:span text:style-name="T204_11">o</text:span><text:span text:style-name="T204_12"><text:s/></text:span><text:span text:style-name="T204_13">subs</text:span></text:p>
          </table:table-cell>
          <table:table-cell table:style-name="Cell175">
            <text:p text:style-name="P205"><text:span text:style-name="T205_1">“</text:span><text:span text:style-name="T205_2">Import</text:span><text:span text:style-name="T205_3">”</text:span></text:p>
          </table:table-cell>
          <table:table-cell table:style-name="Cell176">
            <text:p text:style-name="P206"><text:span text:style-name="T206_1">User</text:span><text:span text:style-name="T206_2"><text:s/></text:span><text:span text:style-name="T206_3">sets</text:span><text:span text:style-name="T206_4"><text:s/></text:span><text:span text:style-name="T206_5">another</text:span><text:span text:style-name="T206_6"><text:s/></text:span><text:span text:style-name="T206_7">html</text:span><text:span text:style-name="T206_8">5<text:s/></text:span><text:span text:style-name="T206_9">source</text:span><text:span text:style-name="T206_10"><text:s/></text:span><text:span text:style-name="T206_11">w</text:span><text:span text:style-name="T206_12">/</text:span><text:span text:style-name="T206_13">o</text:span><text:span text:style-name="T206_14"><text:s/></text:span><text:span text:style-name="T206_15">subs</text:span></text:p>
          </table:table-cell>
          <table:table-cell table:style-name="Cell177">
            <text:p text:style-name="P207"><text:span text:style-name="T207_1">“</text:span><text:span text:style-name="T207_2">Import</text:span><text:span text:style-name="T207_3">”</text:span></text:p>
          </table:table-cell>
          <table:table-cell table:style-name="Cell178">
            <text:p text:style-name="P208"/>
          </table:table-cell>
          <table:table-cell table:style-name="Cell179">
            <text:p text:style-name="P209"/>
          </table:table-cell>
          <table:table-cell table:style-name="Cell180">
            <text:p text:style-name="P210"/>
          </table:table-cell>
        </table:table-row>
        <table:table-row table:style-name="Row19">
          <table:table-cell table:style-name="Cell181">
            <text:p text:style-name="P211"><text:span text:style-name="T211_1">18</text:span></text:p>
          </table:table-cell>
          <table:table-cell table:style-name="Cell182">
            <text:p text:style-name="P212"/>
          </table:table-cell>
          <table:table-cell table:style-name="Cell183">
            <text:p text:style-name="P213"/>
          </table:table-cell>
          <table:table-cell table:style-name="Cell184">
            <text:p text:style-name="P214"><text:span text:style-name="T214_1">User</text:span><text:span text:style-name="T214_2"><text:s/></text:span><text:span text:style-name="T214_3">sets</text:span><text:span text:style-name="T214_4"><text:s/></text:span><text:span text:style-name="T214_5">html</text:span><text:span text:style-name="T214_6">5<text:s/></text:span><text:span text:style-name="T214_7">source</text:span><text:span text:style-name="T214_8"><text:s/></text:span><text:span text:style-name="T214_9">with</text:span><text:span text:style-name="T214_10"><text:s/></text:span><text:span text:style-name="T214_11">subs</text:span></text:p>
          </table:table-cell>
          <table:table-cell table:style-name="Cell185">
            <text:p text:style-name="P215"><text:span text:style-name="T215_1">“</text:span><text:span text:style-name="T215_2">Import</text:span><text:span text:style-name="T215_3">”</text:span></text:p>
          </table:table-cell>
          <table:table-cell table:style-name="Cell186">
            <text:p text:style-name="P216"><text:span text:style-name="T216_1">User</text:span><text:span text:style-name="T216_2"><text:s/></text:span><text:span text:style-name="T216_3">sets</text:span><text:span text:style-name="T216_4"><text:s/></text:span><text:span text:style-name="T216_5">another</text:span><text:span text:style-name="T216_6"><text:s/></text:span><text:span text:style-name="T216_7">html</text:span><text:span text:style-name="T216_8">5<text:s/></text:span><text:span text:style-name="T216_9">source</text:span><text:span text:style-name="T216_10"><text:s/></text:span><text:span text:style-name="T216_11">w</text:span><text:span text:style-name="T216_12">/</text:span><text:span text:style-name="T216_13">o</text:span><text:span text:style-name="T216_14"><text:s/></text:span><text:span text:style-name="T216_15">subs</text:span></text:p>
          </table:table-cell>
          <table:table-cell table:style-name="Cell187">
            <text:p text:style-name="P217"><text:span text:style-name="T217_1">“</text:span><text:span text:style-name="T217_2">Import</text:span><text:span text:style-name="T217_3">”</text:span></text:p>
          </table:table-cell>
          <table:table-cell table:style-name="Cell188">
            <text:p text:style-name="P218"/>
          </table:table-cell>
          <table:table-cell table:style-name="Cell189">
            <text:p text:style-name="P219"/>
          </table:table-cell>
          <table:table-cell table:style-name="Cell190">
            <text:p text:style-name="P220"/>
          </table:table-cell>
        </table:table-row>
        <table:table-row table:style-name="Row20">
          <table:table-cell table:style-name="Cell191">
            <text:p text:style-name="P221"><text:span text:style-name="T221_1">19</text:span></text:p>
          </table:table-cell>
          <table:table-cell table:style-name="Cell192">
            <text:p text:style-name="P222"/>
          </table:table-cell>
          <table:table-cell table:style-name="Cell193">
            <text:p text:style-name="P223"/>
          </table:table-cell>
          <table:table-cell table:style-name="Cell194">
            <text:p text:style-name="P224"><text:span text:style-name="T224_1">User</text:span><text:span text:style-name="T224_2"><text:s/></text:span><text:span text:style-name="T224_3">sets</text:span><text:span text:style-name="T224_4"><text:s/></text:span><text:span text:style-name="T224_5">html</text:span><text:span text:style-name="T224_6">5<text:s/></text:span><text:span text:style-name="T224_7">source</text:span><text:span text:style-name="T224_8"><text:s/></text:span><text:span text:style-name="T224_9">w</text:span><text:span text:style-name="T224_10">/</text:span><text:span text:style-name="T224_11">o</text:span><text:span text:style-name="T224_12"><text:s/></text:span><text:span text:style-name="T224_13">subs</text:span></text:p>
          </table:table-cell>
          <table:table-cell table:style-name="Cell195">
            <text:p text:style-name="P225"><text:span text:style-name="T225_1">“</text:span><text:span text:style-name="T225_2">Import</text:span><text:span text:style-name="T225_3">”</text:span></text:p>
          </table:table-cell>
          <table:table-cell table:style-name="Cell196">
            <text:p text:style-name="P226"><text:span text:style-name="T226_1">User</text:span><text:span text:style-name="T226_2"><text:s/></text:span><text:span text:style-name="T226_3">sets</text:span><text:span text:style-name="T226_4"><text:s/></text:span><text:span text:style-name="T226_5">another</text:span><text:span text:style-name="T226_6"><text:s/></text:span><text:span text:style-name="T226_7">html</text:span><text:span text:style-name="T226_8">5<text:s/></text:span><text:span text:style-name="T226_9">source</text:span><text:span text:style-name="T226_10"><text:s/></text:span><text:span text:style-name="T226_11">with</text:span><text:span text:style-name="T226_12"><text:s/></text:span><text:span text:style-name="T226_13">subs</text:span></text:p>
          </table:table-cell>
          <table:table-cell table:style-name="Cell197">
            <text:p text:style-name="P227"><text:span text:style-name="T227_1">“</text:span><text:span text:style-name="T227_2">Import</text:span><text:span text:style-name="T227_3">”</text:span></text:p>
          </table:table-cell>
          <table:table-cell table:style-name="Cell198">
            <text:p text:style-name="P228"/>
          </table:table-cell>
          <table:table-cell table:style-name="Cell199">
            <text:p text:style-name="P229"/>
          </table:table-cell>
          <table:table-cell table:style-name="Cell200">
            <text:p text:style-name="P230"/>
          </table:table-cell>
        </table:table-row>
      </table:table>
      <text:p text:style-name="P231"/>
      <text:p text:style-name="P232"/>
      <text:p text:style-name="P233"><text:span text:style-name="T233_1">Other</text:span><text:span text:style-name="T233_2"><text:s/></text:span><text:span text:style-name="T233_3">possible</text:span><text:span text:style-name="T233_4"><text:s/></text:span><text:span text:style-name="T233_5">scenarious</text:span></text:p>
      <table:table table:style-name="Table2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row table:style-name="Row21">
          <table:table-cell table:style-name="Cell201">
            <text:p text:style-name="P234"><text:span text:style-name="T234_1">1</text:span></text:p>
          </table:table-cell>
          <table:table-cell table:style-name="Cell202">
            <text:p text:style-name="P235"><text:span text:style-name="T235_1">Set</text:span><text:span text:style-name="T235_2"><text:s/></text:span><text:span text:style-name="T235_3">html</text:span><text:span text:style-name="T235_4">5<text:s/>1<text:s/></text:span><text:span text:style-name="T235_5">source</text:span><text:span text:style-name="T235_6"><text:s/></text:span><text:span text:style-name="T235_7">with</text:span></text:p>
            <text:p text:style-name="P236"><text:span text:style-name="T236_1">existing</text:span><text:span text:style-name="T236_2"><text:s/></text:span><text:span text:style-name="T236_3">youtube</text:span><text:span text:style-name="T236_4"><text:s/></text:span><text:span text:style-name="T236_5">id</text:span></text:p>
          </table:table-cell>
          <table:table-cell table:style-name="Cell203">
            <text:p text:style-name="P237"><text:span text:style-name="T237_1">/</text:span><text:span text:style-name="T237_2">transcripts</text:span><text:span text:style-name="T237_3">/</text:span><text:span text:style-name="T237_4">check</text:span></text:p>
            <text:p text:style-name="P238"><text:span text:style-name="T238_1">and</text:span><text:span text:style-name="T238_2"><text:s/></text:span><text:span text:style-name="T238_3">server</text:span><text:span text:style-name="T238_4"><text:s/></text:span><text:span text:style-name="T238_5">responses</text:span></text:p>
          </table:table-cell>
          <table:table-cell table:style-name="Cell204">
            <text:p text:style-name="P239"/>
          </table:table-cell>
          <table:table-cell table:style-name="Cell205">
            <text:p text:style-name="P240"/>
          </table:table-cell>
          <table:table-cell table:style-name="Cell206">
            <text:p text:style-name="P241"/>
          </table:table-cell>
          <table:table-cell table:style-name="Cell207">
            <text:p text:style-name="P242"/>
          </table:table-cell>
          <table:table-cell table:style-name="Cell208">
            <text:p text:style-name="P243"/>
          </table:table-cell>
        </table:table-row>
        <table:table-row table:style-name="Row22">
          <table:table-cell table:style-name="Cell209">
            <text:p text:style-name="P244"><text:span text:style-name="T244_1">1</text:span><text:span text:style-name="T244_2">a</text:span></text:p>
          </table:table-cell>
          <table:table-cell table:style-name="Cell210">
            <text:p text:style-name="P245"/>
          </table:table-cell>
          <table:table-cell table:style-name="Cell211">
            <text:p text:style-name="P246"/>
          </table:table-cell>
          <table:table-cell table:style-name="Cell212">
            <text:p text:style-name="P247"><text:span text:style-name="T247_1">if</text:span><text:span text:style-name="T247_2"><text:s/></text:span><text:span text:style-name="T247_3">any</text:span><text:span text:style-name="T247_4"><text:s/></text:span><text:span text:style-name="T247_5">youtube</text:span><text:span text:style-name="T247_6"><text:s/></text:span><text:span text:style-name="T247_7">subtitles</text:span><text:span text:style-name="T247_8"><text:s/></text:span><text:span text:style-name="T247_9">exist</text:span><text:span text:style-name="T247_10">(</text:span><text:span text:style-name="T247_11">server</text:span><text:span text:style-name="T247_12"><text:s/></text:span><text:span text:style-name="T247_13">or</text:span><text:span text:style-name="T247_14"><text:s/></text:span><text:span text:style-name="T247_15">local</text:span><text:span text:style-name="T247_16">),<text:s/></text:span><text:span text:style-name="T247_17">we</text:span><text:span text:style-name="T247_18"><text:s/></text:span><text:span text:style-name="T247_19">proceed</text:span><text:span text:style-name="T247_20"><text:s/></text:span><text:span text:style-name="T247_21">with</text:span><text:span text:style-name="T247_22"><text:s/></text:span><text:span text:style-name="T247_23">youtube</text:span><text:span text:style-name="T247_24"><text:s/></text:span><text:span text:style-name="T247_25">actions</text:span><text:span text:style-name="T247_26">,<text:s/></text:span></text:p>
            <text:p text:style-name="P248"><text:span text:style-name="T248_1">and</text:span><text:span text:style-name="T248_2"><text:s/></text:span><text:span text:style-name="T248_3">we</text:span><text:span text:style-name="T248_4"><text:s/></text:span><text:span text:style-name="T248_5">discarding</text:span><text:span text:style-name="T248_6"><text:s/></text:span><text:span text:style-name="T248_7">html</text:span><text:span text:style-name="T248_8">5<text:s/></text:span><text:span text:style-name="T248_9">subs</text:span><text:span text:style-name="T248_10"><text:s/></text:span></text:p>
          </table:table-cell>
          <table:table-cell table:style-name="Cell213">
            <text:p text:style-name="P249"/>
          </table:table-cell>
          <table:table-cell table:style-name="Cell214">
            <text:p text:style-name="P250"/>
          </table:table-cell>
          <table:table-cell table:style-name="Cell215">
            <text:p text:style-name="P251"/>
          </table:table-cell>
          <table:table-cell table:style-name="Cell216">
            <text:p text:style-name="P252"/>
          </table:table-cell>
        </table:table-row>
        <table:table-row table:style-name="Row23">
          <table:table-cell table:style-name="Cell217">
            <text:p text:style-name="P253"><text:span text:style-name="T253_1">1</text:span><text:span text:style-name="T253_2">b</text:span></text:p>
          </table:table-cell>
          <table:table-cell table:style-name="Cell218">
            <text:p text:style-name="P254"/>
          </table:table-cell>
          <table:table-cell table:style-name="Cell219">
            <text:p text:style-name="P255"/>
          </table:table-cell>
          <table:table-cell table:style-name="Cell220">
            <text:p text:style-name="P256"><text:span text:style-name="T256_1">If</text:span><text:span text:style-name="T256_2"><text:s/></text:span><text:span text:style-name="T256_3">youtube</text:span><text:span text:style-name="T256_4"><text:s/></text:span><text:span text:style-name="T256_5">has</text:span><text:span text:style-name="T256_6"><text:s/></text:span><text:span text:style-name="T256_7">no</text:span><text:span text:style-name="T256_8"><text:s/></text:span><text:span text:style-name="T256_9">subtitles</text:span><text:span text:style-name="T256_10">,</text:span></text:p>
            <text:p text:style-name="P257"><text:span text:style-name="T257_1">but</text:span><text:span text:style-name="T257_2"><text:s/></text:span><text:span text:style-name="T257_3">html</text:span><text:span text:style-name="T257_4">5<text:s/></text:span><text:span text:style-name="T257_5">subs</text:span><text:span text:style-name="T257_6"><text:s/></text:span><text:span text:style-name="T257_7">exists</text:span><text:span text:style-name="T257_8">,<text:s/></text:span><text:span text:style-name="T257_9">we</text:span><text:span text:style-name="T257_10"><text:s/></text:span><text:span text:style-name="T257_11">use</text:span><text:span text:style-name="T257_12"><text:s/></text:span><text:span text:style-name="T257_13">html</text:span><text:span text:style-name="T257_14">5<text:s/></text:span><text:span text:style-name="T257_15">subs</text:span><text:span text:style-name="T257_16"><text:s/></text:span><text:span text:style-name="T257_17">as</text:span><text:span text:style-name="T257_18"><text:s/></text:span><text:span text:style-name="T257_19">youtube</text:span><text:span text:style-name="T257_20"><text:s/></text:span><text:span text:style-name="T257_21">too</text:span></text:p>
          </table:table-cell>
          <table:table-cell table:style-name="Cell221">
            <text:p text:style-name="P258"><text:span text:style-name="T258_1">Found</text:span></text:p>
          </table:table-cell>
          <table:table-cell table:style-name="Cell222">
            <text:p text:style-name="P259"/>
          </table:table-cell>
          <table:table-cell table:style-name="Cell223">
            <text:p text:style-name="P260"/>
          </table:table-cell>
          <table:table-cell table:style-name="Cell224">
            <text:p text:style-name="P261"/>
          </table:table-cell>
        </table:table-row>
        <table:table-row table:style-name="Row24">
          <table:table-cell table:style-name="Cell225">
            <text:p text:style-name="P262"><text:span text:style-name="T262_1">1</text:span><text:span text:style-name="T262_2">c</text:span></text:p>
          </table:table-cell>
          <table:table-cell table:style-name="Cell226">
            <text:p text:style-name="P263"/>
          </table:table-cell>
          <table:table-cell table:style-name="Cell227">
            <text:p text:style-name="P264"/>
          </table:table-cell>
          <table:table-cell table:style-name="Cell228">
            <text:p text:style-name="P265"><text:span text:style-name="T265_1">If</text:span><text:span text:style-name="T265_2"><text:s/></text:span><text:span text:style-name="T265_3">no</text:span><text:span text:style-name="T265_4"><text:s/></text:span><text:span text:style-name="T265_5">subtitles</text:span><text:span text:style-name="T265_6"><text:s/></text:span><text:span text:style-name="T265_7">found</text:span><text:span text:style-name="T265_8"><text:s/></text:span><text:span text:style-name="T265_9">on</text:span><text:span text:style-name="T265_10"><text:s/></text:span><text:span text:style-name="T265_11">edX</text:span><text:span text:style-name="T265_12">,<text:s/></text:span><text:span text:style-name="T265_13">youtube</text:span></text:p>
          </table:table-cell>
          <table:table-cell table:style-name="Cell229">
            <text:p text:style-name="P266"><text:span text:style-name="T266_1">Not</text:span><text:span text:style-name="T266_2"><text:s/></text:span><text:span text:style-name="T266_3">Found</text:span></text:p>
          </table:table-cell>
          <table:table-cell table:style-name="Cell230">
            <text:p text:style-name="P267"/>
          </table:table-cell>
          <table:table-cell table:style-name="Cell231">
            <text:p text:style-name="P268"/>
          </table:table-cell>
          <table:table-cell table:style-name="Cell232">
            <text:p text:style-name="P269"/>
          </table:table-cell>
        </table:table-row>
        <table:table-row table:style-name="Row25">
          <table:table-cell table:style-name="Cell233">
            <text:p text:style-name="P270"><text:span text:style-name="T270_1">2</text:span></text:p>
          </table:table-cell>
          <table:table-cell table:style-name="Cell234">
            <text:p text:style-name="P271"><text:span text:style-name="T271_1">User</text:span><text:span text:style-name="T271_2"><text:s/></text:span><text:span text:style-name="T271_3">works</text:span><text:span text:style-name="T271_4"><text:s/></text:span><text:span text:style-name="T271_5">with</text:span><text:span text:style-name="T271_6"><text:s/>1<text:s/></text:span><text:span text:style-name="T271_7">field</text:span><text:span text:style-name="T271_8"><text:s/></text:span><text:span text:style-name="T271_9">only</text:span></text:p>
          </table:table-cell>
          <table:table-cell table:style-name="Cell235">
            <text:p text:style-name="P272"><text:span text:style-name="T272_1">/</text:span><text:span text:style-name="T272_2">transcripts</text:span><text:span text:style-name="T272_3">/</text:span><text:span text:style-name="T272_4">check</text:span></text:p>
            <text:p text:style-name="P273"><text:span text:style-name="T273_1">and</text:span><text:span text:style-name="T273_2"><text:s/></text:span><text:span text:style-name="T273_3">server</text:span><text:span text:style-name="T273_4"><text:s/></text:span><text:span text:style-name="T273_5">responses</text:span></text:p>
          </table:table-cell>
          <table:table-cell table:style-name="Cell236">
            <text:p text:style-name="P274"/>
          </table:table-cell>
          <table:table-cell table:style-name="Cell237">
            <text:p text:style-name="P275"/>
          </table:table-cell>
          <table:table-cell table:style-name="Cell238">
            <text:p text:style-name="P276"/>
          </table:table-cell>
          <table:table-cell table:style-name="Cell239">
            <text:p text:style-name="P277"/>
          </table:table-cell>
          <table:table-cell table:style-name="Cell240">
            <text:p text:style-name="P278"/>
          </table:table-cell>
        </table:table-row>
        <table:table-row table:style-name="Row26">
          <table:table-cell table:style-name="Cell241">
            <text:p text:style-name="P279"><text:span text:style-name="T279_1">2</text:span><text:span text:style-name="T279_2">a</text:span></text:p>
          </table:table-cell>
          <table:table-cell table:style-name="Cell242">
            <text:p text:style-name="P280"/>
          </table:table-cell>
          <table:table-cell table:style-name="Cell243">
            <text:p text:style-name="P281"/>
          </table:table-cell>
          <table:table-cell table:style-name="Cell244">
            <text:p text:style-name="P282"><text:span text:style-name="T282_1">if</text:span><text:span text:style-name="T282_2"><text:s/></text:span><text:span text:style-name="T282_3">user</text:span><text:span text:style-name="T282_4"><text:s/></text:span><text:span text:style-name="T282_5">change</text:span><text:span text:style-name="T282_6"><text:s/></text:span><text:span text:style-name="T282_7">current</text:span><text:span text:style-name="T282_8"><text:s/></text:span><text:span text:style-name="T282_9">url</text:span><text:span text:style-name="T282_10"><text:s/></text:span><text:span text:style-name="T282_11">which</text:span><text:span text:style-name="T282_12"><text:s/></text:span><text:span text:style-name="T282_13">has</text:span><text:span text:style-name="T282_14"><text:s/></text:span><text:span text:style-name="T282_15">subtitles</text:span><text:span text:style-name="T282_16"><text:s/></text:span><text:span text:style-name="T282_17">by</text:span><text:span text:style-name="T282_18"><text:s/></text:span><text:span text:style-name="T282_19">another</text:span><text:span text:style-name="T282_20"><text:s/></text:span><text:span text:style-name="T282_21">one</text:span><text:span text:style-name="T282_22"><text:s/></text:span><text:span text:style-name="T282_23">that</text:span><text:span text:style-name="T282_24"><text:s/></text:span><text:span text:style-name="T282_25">doesn</text:span><text:span text:style-name="T282_26">’</text:span><text:span text:style-name="T282_27">t</text:span><text:span text:style-name="T282_28"><text:s/></text:span><text:span text:style-name="T282_29">have</text:span><text:span text:style-name="T282_30"><text:s/></text:span><text:span text:style-name="T282_31">it</text:span><text:span text:style-name="T282_32">.</text:span></text:p>
          </table:table-cell>
          <table:table-cell table:style-name="Cell245">
            <text:p text:style-name="P283"><text:span text:style-name="T283_1">Use</text:span><text:span text:style-name="T283_2"><text:s/></text:span><text:span text:style-name="T283_3">existing</text:span></text:p>
          </table:table-cell>
          <table:table-cell table:style-name="Cell246">
            <text:p text:style-name="P284"><text:span text:style-name="T284_1">User</text:span><text:span text:style-name="T284_2"><text:s/></text:span><text:span text:style-name="T284_3">clicks</text:span><text:span text:style-name="T284_4"><text:s/></text:span><text:span text:style-name="T284_5">use</text:span></text:p>
          </table:table-cell>
          <table:table-cell table:style-name="Cell247">
            <text:p text:style-name="P285"><text:span text:style-name="T285_1">no</text:span><text:span text:style-name="T285_2"><text:s/></text:span><text:span text:style-name="T285_3">requests</text:span><text:span text:style-name="T285_4">.<text:s/></text:span><text:span text:style-name="T285_5">Subs</text:span><text:span text:style-name="T285_6"><text:s/></text:span><text:span text:style-name="T285_7">stays</text:span><text:span text:style-name="T285_8"><text:s/></text:span><text:span text:style-name="T285_9">as</text:span><text:span text:style-name="T285_10"><text:s/></text:span><text:span text:style-name="T285_11">it</text:span><text:span text:style-name="T285_12"><text:s/></text:span><text:span text:style-name="T285_13">is</text:span><text:span text:style-name="T285_14">.</text:span></text:p>
          </table:table-cell>
          <table:table-cell table:style-name="Cell248">
            <text:p text:style-name="P286"><text:span text:style-name="T286_1">Found</text:span></text:p>
          </table:table-cell>
        </table:table-row>
        <table:table-row table:style-name="Row27">
          <table:table-cell table:style-name="Cell249">
            <text:p text:style-name="P287"><text:span text:style-name="T287_1">2</text:span><text:span text:style-name="T287_2">b</text:span></text:p>
          </table:table-cell>
          <table:table-cell table:style-name="Cell250">
            <text:p text:style-name="P288"/>
          </table:table-cell>
          <table:table-cell table:style-name="Cell251">
            <text:p text:style-name="P289"/>
          </table:table-cell>
          <table:table-cell table:style-name="Cell252">
            <text:p text:style-name="P290"><text:span text:style-name="T290_1">if</text:span><text:span text:style-name="T290_2"><text:s/></text:span><text:span text:style-name="T290_3">user</text:span><text:span text:style-name="T290_4"><text:s/></text:span><text:span text:style-name="T290_5">change</text:span><text:span text:style-name="T290_6"><text:s/></text:span><text:span text:style-name="T290_7">current</text:span><text:span text:style-name="T290_8"><text:s/></text:span><text:span text:style-name="T290_9">url</text:span><text:span text:style-name="T290_10"><text:s/></text:span><text:span text:style-name="T290_11">which</text:span><text:span text:style-name="T290_12"><text:s/></text:span><text:span text:style-name="T290_13">has</text:span><text:span text:style-name="T290_14"><text:s/></text:span><text:span text:style-name="T290_15">subtitles</text:span><text:span text:style-name="T290_16"><text:s/></text:span><text:span text:style-name="T290_17">by</text:span><text:span text:style-name="T290_18"><text:s/></text:span><text:span text:style-name="T290_19">another</text:span><text:span text:style-name="T290_20"><text:s/></text:span><text:span text:style-name="T290_21">one</text:span><text:span text:style-name="T290_22"><text:s/></text:span><text:span text:style-name="T290_23">that</text:span><text:span text:style-name="T290_24"><text:s/></text:span><text:span text:style-name="T290_25">has</text:span><text:span text:style-name="T290_26"><text:s/></text:span><text:span text:style-name="T290_27">subtitles</text:span><text:span text:style-name="T290_28"><text:s/></text:span><text:span text:style-name="T290_29">also</text:span><text:span text:style-name="T290_30">.</text:span></text:p>
          </table:table-cell>
          <table:table-cell table:style-name="Cell253">
            <text:p text:style-name="P291"><text:span text:style-name="T291_1">Choose</text:span></text:p>
            <text:p text:style-name="P292"/>
            <text:p text:style-name="P293"><text:span text:style-name="T293_1">Need</text:span><text:span text:style-name="T293_2"><text:s/></text:span><text:span text:style-name="T293_3">to</text:span><text:span text:style-name="T293_4"><text:s/></text:span><text:span text:style-name="T293_5">check</text:span><text:span text:style-name="T293_6">.</text:span></text:p>
          </table:table-cell>
          <table:table-cell table:style-name="Cell254">
            <text:p text:style-name="P294"/>
          </table:table-cell>
          <table:table-cell table:style-name="Cell255">
            <text:p text:style-name="P295"/>
          </table:table-cell>
          <table:table-cell table:style-name="Cell256">
            <text:p text:style-name="P296"/>
          </table:table-cell>
        </table:table-row>
        <table:table-row table:style-name="Row28">
          <table:table-cell table:style-name="Cell257">
            <text:p text:style-name="P297"><text:span text:style-name="T297_1">2</text:span><text:span text:style-name="T297_2">c</text:span></text:p>
          </table:table-cell>
          <table:table-cell table:style-name="Cell258">
            <text:p text:style-name="P298"/>
          </table:table-cell>
          <table:table-cell table:style-name="Cell259">
            <text:p text:style-name="P299"/>
          </table:table-cell>
          <table:table-cell table:style-name="Cell260">
            <text:p text:style-name="P300"><text:span text:style-name="T300_1">if</text:span><text:span text:style-name="T300_2"><text:s/></text:span><text:span text:style-name="T300_3">user</text:span><text:span text:style-name="T300_4"><text:s/></text:span><text:span text:style-name="T300_5">change</text:span><text:span text:style-name="T300_6"><text:s/></text:span><text:span text:style-name="T300_7">current</text:span><text:span text:style-name="T300_8"><text:s/></text:span><text:span text:style-name="T300_9">url</text:span><text:span text:style-name="T300_10"><text:s/></text:span><text:span text:style-name="T300_11">which</text:span><text:span text:style-name="T300_12"><text:s/></text:span><text:span text:style-name="T300_13">doesn</text:span><text:span text:style-name="T300_14">’</text:span><text:span text:style-name="T300_15">t</text:span><text:span text:style-name="T300_16"><text:s/></text:span><text:span text:style-name="T300_17">have</text:span><text:span text:style-name="T300_18"><text:s/></text:span><text:span text:style-name="T300_19">subtitles</text:span><text:span text:style-name="T300_20"><text:s/></text:span><text:span text:style-name="T300_21">by</text:span><text:span text:style-name="T300_22"><text:s/></text:span><text:span text:style-name="T300_23">another</text:span><text:span text:style-name="T300_24"><text:s/></text:span><text:span text:style-name="T300_25">one</text:span><text:span text:style-name="T300_26"><text:s/></text:span><text:span text:style-name="T300_27">that</text:span><text:span text:style-name="T300_28"><text:s/></text:span><text:span text:style-name="T300_29">has</text:span><text:span text:style-name="T300_30"><text:s/></text:span><text:span text:style-name="T300_31">subtitles</text:span><text:span text:style-name="T300_32"><text:s/></text:span><text:span text:style-name="T300_33">also</text:span><text:span text:style-name="T300_34">.</text:span></text:p>
          </table:table-cell>
          <table:table-cell table:style-name="Cell261">
            <text:p text:style-name="P301"><text:span text:style-name="T301_1">Found</text:span></text:p>
          </table:table-cell>
          <table:table-cell table:style-name="Cell262">
            <text:p text:style-name="P302"/>
          </table:table-cell>
          <table:table-cell table:style-name="Cell263">
            <text:p text:style-name="P303"/>
          </table:table-cell>
          <table:table-cell table:style-name="Cell264">
            <text:p text:style-name="P304"/>
          </table:table-cell>
        </table:table-row>
        <table:table-row table:style-name="Row29">
          <table:table-cell table:style-name="Cell265">
            <text:p text:style-name="P305"><text:span text:style-name="T305_1">2</text:span><text:span text:style-name="T305_2">d</text:span></text:p>
          </table:table-cell>
          <table:table-cell table:style-name="Cell266">
            <text:p text:style-name="P306"/>
          </table:table-cell>
          <table:table-cell table:style-name="Cell267">
            <text:p text:style-name="P307"/>
          </table:table-cell>
          <table:table-cell table:style-name="Cell268">
            <text:p text:style-name="P308"><text:span text:style-name="T308_1">If</text:span><text:span text:style-name="T308_2"><text:s/></text:span><text:span text:style-name="T308_3">no</text:span><text:span text:style-name="T308_4"><text:s/></text:span><text:span text:style-name="T308_5">subtiltes</text:span><text:span text:style-name="T308_6"><text:s/></text:span><text:span text:style-name="T308_7">found</text:span></text:p>
          </table:table-cell>
          <table:table-cell table:style-name="Cell269">
            <text:p text:style-name="P309"><text:span text:style-name="T309_1">Not</text:span><text:span text:style-name="T309_2"><text:s/></text:span><text:span text:style-name="T309_3">Found</text:span></text:p>
          </table:table-cell>
          <table:table-cell table:style-name="Cell270">
            <text:p text:style-name="P310"/>
          </table:table-cell>
          <table:table-cell table:style-name="Cell271">
            <text:p text:style-name="P311"/>
          </table:table-cell>
          <table:table-cell table:style-name="Cell272">
            <text:p text:style-name="P312"/>
          </table:table-cell>
        </table:table-row>
      </table:table>
      <text:p text:style-name="P3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42cm" fo:page-height="29.7cm" fo:padding-top="0cm" fo:margin-top="0.54cm" fo:padding-bottom="0cm" fo:margin-bottom="0.54cm" fo:padding-left="0cm" fo:margin-left="0.54cm" fo:padding-right="0cm" fo:margin-right="0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